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ice.getAddressLin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PostalCode( String postal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Territory( String terr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AddressLine1( String addressLin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Off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ffice.getAddressLin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Office( String officeCode , String city , String phone , String addressLine1 , String country , String postalCode , String terr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ffice.setOfficeCode( String offic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Employees( Set &lt; Employee &gt; employe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Office( String officeCode , String city , String phone , String addressLine1 , String addressLine2 , String state , String country , String postalCode , String territory , Set &lt; Employee &gt; employe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ffice.getEmploye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Offic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AddressLine2( String addressLin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Terr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ice.get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